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D00000B93000007F5640BEEB1.wmf"/>
  <manifest:file-entry manifest:media-type="" manifest:full-path="Pictures/2000000D00000B7900000C9C4AB61BCE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Heading_20_1" style:master-page-name="Right_20_Page">
      <style:paragraph-properties style:page-number="auto"/>
    </style:style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P11" style:family="paragraph" style:parent-style-name="Text_20_body" style:list-style-name="L4"/>
    <style:style style:name="P12" style:family="paragraph" style:parent-style-name="Text_20_body" style:list-style-name="L4"/>
    <style:style style:name="P13" style:family="paragraph" style:parent-style-name="Text_20_body" style:list-style-name="L3"/>
    <style:style style:name="P14" style:family="paragraph" style:parent-style-name="Text_20_body" style:list-style-name="L2"/>
    <style:style style:name="P15" style:family="paragraph" style:parent-style-name="Text_20_body" style:list-style-name="L4">
      <style:paragraph-properties fo:margin-left="0.9846in" fo:margin-right="0in" fo:text-indent="0in" style:auto-text-indent="false"/>
    </style:style>
    <style:style style:name="P16" style:family="paragraph" style:parent-style-name="Text_20_body" style:list-style-name="L4">
      <style:paragraph-properties fo:margin-left="0.9846in" fo:margin-right="0in" fo:text-indent="0in" style:auto-text-indent="false"/>
    </style:style>
    <style:style style:name="P17" style:family="paragraph" style:parent-style-name="Text_20_body" style:list-style-name="L4">
      <style:paragraph-properties fo:margin-left="0.9846in" fo:margin-right="0in" fo:text-indent="0in" style:auto-text-indent="false"/>
    </style:style>
    <style:style style:name="P18" style:family="paragraph" style:parent-style-name="Text_20_body" style:list-style-name="L4">
      <style:paragraph-properties fo:margin-left="0.9846in" fo:margin-right="0in" fo:text-indent="0in" style:auto-text-indent="false"/>
    </style:style>
    <style:style style:name="P19" style:family="paragraph" style:parent-style-name="Text_20_body" style:list-style-name="L4">
      <style:paragraph-properties fo:margin-left="0.9846in" fo:margin-right="0in" fo:text-indent="0in" style:auto-text-indent="false"/>
    </style:style>
    <style:style style:name="P20" style:family="paragraph" style:parent-style-name="Text_20_body" style:list-style-name="L4">
      <style:paragraph-properties fo:margin-left="0.9846in" fo:margin-right="0in" fo:text-indent="0in" style:auto-text-indent="false"/>
    </style:style>
    <style:style style:name="P21" style:family="paragraph" style:parent-style-name="Text_20_body" style:list-style-name="L4">
      <style:paragraph-properties fo:margin-left="0.9846in" fo:margin-right="0in" fo:text-indent="0in" style:auto-text-indent="false"/>
    </style:style>
    <style:style style:name="P22" style:family="paragraph" style:parent-style-name="Text_20_body" style:list-style-name="L4">
      <style:paragraph-properties fo:margin-left="0.9846in" fo:margin-right="0in" fo:text-indent="0in" style:auto-text-indent="false"/>
    </style:style>
    <style:style style:name="P23" style:family="paragraph" style:parent-style-name="Footnote"/>
    <style:style style:name="P24" style:family="paragraph" style:parent-style-name="OutputIndent" style:list-style-name="L4"/>
    <style:style style:name="P25" style:family="paragraph" style:parent-style-name="OutputIndent" style:list-style-name="L4"/>
    <style:style style:name="P26" style:family="paragraph" style:parent-style-name="OutputIndent" style:list-style-name="L4"/>
    <style:style style:name="P27" style:family="paragraph" style:parent-style-name="OutputIndent" style:list-style-name="L4"/>
    <style:style style:name="P28" style:family="paragraph" style:parent-style-name="OutputIndent" style:list-style-name="L4"/>
    <style:style style:name="P29" style:family="paragraph" style:parent-style-name="OutputIndent" style:list-style-name="L4"/>
    <style:style style:name="P30" style:family="paragraph" style:parent-style-name="OutputIndent" style:list-style-name="L4"/>
    <style:style style:name="P31" style:family="paragraph" style:parent-style-name="CommandLine">
      <style:paragraph-properties fo:margin-left="0.389in" fo:margin-right="0in" fo:text-indent="0.5937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text:display="none"/>
    </style:style>
    <style:style style:name="T3" style:family="text">
      <style:text-properties text:display="true"/>
    </style:style>
    <style:style style:name="T4" style:family="text">
      <style:text-properties fo:font-variant="normal" fo:text-transform="none" style:text-position="0% 100%"/>
    </style:style>
    <style:style style:name="T5" style:family="text">
      <style:text-properties style:font-name="Nimbus Roman No9 L1"/>
    </style:style>
    <style:style style:name="T6" style:family="text">
      <style:text-properties style:font-name="Nimbus Roman No9 L1" fo:font-style="normal" style:font-style-asian="normal" style:font-style-complex="normal"/>
    </style:style>
    <style:style style:name="T7" style:family="text">
      <style:text-properties style:font-name="Nimbus Roman No9 L1" fo:font-style="normal" style:font-style-asian="normal" style:font-style-complex="normal" text:display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etting Ready to Use Enstore and dCache</text:h>
      <text:h text:style-name="Heading_20_2" text:outline-level="2">Initial Steps for All Users</text:h>
      <text:list text:style-name="L2">
        <text:list-item>
          <text:p text:style-name="P4">Find out what your volume quota is from your experiment’s Enstore administrator, and make sure you reserve what you need, according to your experiment’s procedures. <text:s/>The experiment’s Enstore liaison should use the online form <text:span text:style-name="ref_5f_doc">STKEN Mass Storage Request Form</text:span> at <text:span text:style-name="WebJump">http://computing.fnal.gov/cd/forms/storagerequest.html</text:span> to request quota for the experiment.</text:p>
        </text:list-item>
        <text:list-item>
          <text:p text:style-name="P4">Find out what area in<text:span text:style-name="file"> /pnfs </text:span>namespace your experiment uses.</text:p>
        </text:list-item>
        <text:list-item>
          <text:p text:style-name="P4">Read about file families (see section 2.2.1 <text:span text:style-name="Emphasis">File Family</text:span>), and find out from the people in your experiment responsible for implementing Enstore how file families have been configured for your experiment. <text:s/>Determine what file family(ies), and hence which subdirectories in<text:span text:style-name="file"> /pnfs </text:span>namespace, you want to write to and/or read from.</text:p>
        </text:list-item>
        <text:list-item>
          <text:p text:style-name="P4">Encp and Enstore commands use whatever routing the client system or network administrator sets between the client system and the Enstore system for data transfers. <text:s/>If you (as the sysadmin or network admin of the large client machine) want to restrict the set of interfaces that encp/Enstore uses, you need to create the file<text:span text:style-name="file"> enstore.conf</text:span>. <text:s/>This file controls the interface-router mapping for the network connections used by encp/Enstore. <text:s/>For information and instructions, see Appendix A: <text:s/><text:span text:style-name="Emphasis">Network Control.</text:span></text:p>
        </text:list-item>
        <text:list-item>
          <text:p text:style-name="P4"><text:span text:style-name="Emphasis"><text:span text:style-name="T6">Navigate to the Enstore monitoring system web page, titled </text:span></text:span><text:span text:style-name="ref_5f_doc"><text:span text:style-name="T5">Fermilab Mass Storage System</text:span></text:span><text:span text:style-name="Emphasis"><text:span text:style-name="T6">, at</text:span></text:span><text:span text:style-name="WebJump"> http://hppc.fnal.gov/enstore/</text:span><text:span text:style-name="Emphasis"><text:span text:style-name="T1">. <text:s/></text:span></text:span><text:span text:style-name="Emphasis"><text:span text:style-name="T6">Select the Enstore system that your experiment uses, and browse the system information for it. <text:s/>You might want to bookmark this page.</text:span></text:span></text:p>
        </text:list-item>
        <text:list-item>
          <text:p text:style-name="P4"><text:span text:style-name="Emphasis"><text:span text:style-name="T6">Subscribe to the </text:span></text:span><text:span text:style-name="logon_5f_id"><text:span text:style-name="T5">stk-users@fnal.gov</text:span></text:span><text:span text:style-name="Emphasis"><text:span text:style-name="T6"> listserv mailing list for announcments about Enstore and the STKEN Enstore system. <text:s/>D0 users, subscribe to </text:span></text:span><text:span text:style-name="logon_5f_id"><text:span text:style-name="T5">d0en-announce@fnal.gov</text:span></text:span><text:span text:style-name="Emphasis"><text:span text:style-name="T6">. <text:s/>CDF users, subscribe to </text:span></text:span><text:a xlink:type="simple" xlink:href="mailto:cdfdh_oper@fnal.gov"><text:span text:style-name="logon_5f_id"><text:span text:style-name="T5">cdfdh_oper@fnal.gov</text:span></text:span></text:a><text:span text:style-name="Emphasis"><text:span text:style-name="T6">.</text:span></text:span></text:p>
          <text:p text:style-name="P4"><text:soft-page-break/><text:span text:style-name="Emphasis"><text:span text:style-name="T1"><draw:frame draw:style-name="fr1" draw:name="graphics1" text:anchor-type="as-char" svg:width="0.361in" svg:height="0.25in" draw:z-index="0"><draw:image xlink:href="Pictures/2000000D00000B93000007F5640BEEB1.wmf" xlink:type="simple" xlink:show="embed" xlink:actuate="onLoad"/></draw:frame></text:span></text:span><text:span text:style-name="Emphasis"><text:span text:style-name="T6">No</text:span></text:span><text:alphabetical-index-mark text:string-value="quantity limit;directory capacity" text:key1="TCP window size;data file"/><text:span text:style-name="Emphasis"><text:span text:style-name="T7"/></text:span><text:span text:style-name="Emphasis"><text:span text:style-name="T6">te: </text:span></text:span></text:p>
        </text:list-item>
      </text:list>
      <text:list text:style-name="L3">
        <text:list-item>
          <text:p text:style-name="P13"><text:span text:style-name="Emphasis"><text:span text:style-name="T6">Data are moved with the default TCP window size on the machine. <text:s/>There is a potential for an extreme performance degradation if the default window is set too large. <text:s/>A value of about 32K works well at most locations at Fermilab.</text:span></text:span></text:p>
        </text:list-item>
      </text:list>
      <text:h text:style-name="Heading_20_2" text:outline-level="2">Further Steps for Direct Access Enstore Users Only</text:h>
      <text:p text:style-name="Text_20_body">If you access Enstore through dCache, this section doesn’t pertain to you.</text:p>
      <text:list text:style-name="L4">
        <text:list-item>
          <text:p text:style-name="P10">Make sure your node and network can provide adequate throughput. <text:s/>To determine the optimal data transfer rate, consult the Enstore administrators. <text:span text:style-name="T3"><text:s/>See (appendix or chapter to come later) “Elements of Good Throughput” for guidance. (use Don P.’s diagram from talk)</text:span></text:p>
        </text:list-item>
        <text:list-item>
          <text:p text:style-name="P10"><text:span text:style-name="T2">See if your experiment’s</text:span><text:span text:style-name="file"><text:span text:style-name="T2"> /pnfs </text:span></text:span><text:span text:style-name="T2">area is mounted on your machine, by using standard UNIX utilities like</text:span><text:span text:style-name="Command"><text:span text:style-name="T2"> cd </text:span></text:span><text:span text:style-name="T2">and</text:span><text:span text:style-name="Command"><text:span text:style-name="T2"> ls</text:span></text:span><text:span text:style-name="T2">. <text:s/>If it’s already mounted, skip to step (6). <text:s/>If not, continue.</text:span></text:p>
        </text:list-item>
        <text:list-item>
          <text:p text:style-name="P10"><text:span text:style-name="T2">Check to see if authorization has been granted to mount the</text:span><text:span text:style-name="file"><text:span text:style-name="T2"> /pnfs </text:span></text:span><text:span text:style-name="T2">area on the machine you plan to use. <text:s/>To do so:</text:span></text:p>
          <text:list>
            <text:list-item>
              <text:p text:style-name="P15"><text:span text:style-name="T2">Go to the </text:span><text:span text:style-name="ref_5f_doc"><text:span text:style-name="T2">PNFS Exports Page</text:span></text:span><text:span text:style-name="T2"><text:note text:id="ftn0" text:note-class="footnote"><text:note-citation>1</text:note-citation><text:note-body><text:p text:style-name="P23"><text:span text:style-name="T4">Note that you can also get to the </text:span><text:span text:style-name="ref_5f_doc">PNFS Exports Page</text:span><text:span text:style-name="T4"> from the </text:span><text:span text:style-name="ref_5f_doc">Fermilab Mass Storage System</text:span><text:span text:style-name="T4"> web page at </text:span><text:span text:style-name="WebJump">http://hppc.fnal.gov/enstore/ </text:span><text:span text:style-name="T4">via the following path: <text:s/>Under </text:span><text:span text:style-name="ref_5f_doc">Installed Enstore Systems</text:span><text:span text:style-name="T4">, click the system your experiment is using. <text:s/>On the </text:span><text:span text:style-name="ref_5f_doc">Enstore System Status</text:span><text:span text:style-name="T4"> page, click “Log Files”. <text:s/>Under </text:span><text:span text:style-name="ref_5f_doc">User Specified Log Files</text:span><text:span text:style-name="T4">, click “PNFS Export List” to arrive at the </text:span><text:span text:style-name="ref_5f_doc">PNFS Exports Page</text:span><text:span text:style-name="T4">.</text:span></text:p></text:note-body></text:note></text:span><text:span text:style-name="T2">, at</text:span><text:span text:style-name="path"><text:span text:style-name="T2"> http://www-&lt;xyz&gt;en.fnal.gov:/enstore/pnfsExports.html</text:span></text:span><text:span text:style-name="T2">, where</text:span><text:span text:style-name="path"><text:span text:style-name="T2"> &lt;xyz&gt; </text:span></text:span><text:span text:style-name="T2">is one of</text:span><text:span text:style-name="path"><text:span text:style-name="T2"> stk</text:span></text:span><text:span text:style-name="T2">,</text:span><text:span text:style-name="path"><text:span text:style-name="T2"> d0 </text:span></text:span><text:span text:style-name="T2">or</text:span><text:span text:style-name="path"><text:span text:style-name="T2"> cdf</text:span></text:span><text:span text:style-name="T2">, depending on the Enstore system used by your experiment.</text:span></text:p>
            </text:list-item>
            <text:list-item>
              <text:p text:style-name="P15"><text:span text:style-name="T2">Scroll down to the </text:span><text:span text:style-name="ref_5f_doc"><text:span text:style-name="T2">PNFS ExportList Fetch Begin: &lt;date/time&gt;</text:span></text:span><text:span text:style-name="T2"> area, and look for your node and</text:span><text:span text:style-name="file"><text:span text:style-name="T2"> /pnfs/storage-group </text:span></text:span><text:span text:style-name="T2">area. <text:s/>If they’re listed, authorization has been granted; skip to (5). <text:s/>If not, continue.</text:span></text:p>
            </text:list-item>
          </text:list>
        </text:list-item>
        <text:list-item>
          <text:p text:style-name="P15"><text:span text:style-name="T2">Notify your experiment’s Enstore liaison that you need authorization to mount the</text:span><text:span text:style-name="file"><text:span text:style-name="T2"> /pnfs </text:span></text:span><text:span text:style-name="T2">area on the machine you plan to use. <text:s/>He or she will need to send your request on to </text:span><text:a xlink:type="simple" xlink:href="mailto:enstore-admin@fnal.gov"><text:span text:style-name="logon_5f_id"><text:span text:style-name="T2">enstore-admin@fnal.gov</text:span></text:span></text:a><text:span text:style-name="T2">.</text:span></text:p>
        </text:list-item>
        <text:list-item>
          <text:p text:style-name="P15"><text:span text:style-name="T2">Once authorization has been granted, mount the</text:span><text:span text:style-name="file"><text:span text:style-name="T2"> /pnfs </text:span></text:span><text:span text:style-name="T2">area on your machine </text:span><text:soft-page-break/><text:span text:style-name="T2">if you have root permission, or send a request to the machine’s system administrator to mount it. <text:s/>To mount the area yourself, edit the</text:span><text:span text:style-name="file"><text:span text:style-name="T2"> /etc/fstab </text:span></text:span><text:span text:style-name="T2">file and add a line with the following strings (they should appear all on the same line in the file; we separate them into six lines here for clarity):</text:span></text:p>
          <text:p text:style-name="P24">remote_enstore_server_node:enstore_server_directory</text:p>
          <text:p text:style-name="P24">/pnfs/local_mount_point</text:p>
          <text:p text:style-name="P24">mount type</text:p>
          <text:p text:style-name="P24">comma_separated_attributes</text:p>
          <text:p text:style-name="P24">0</text:p>
          <text:p text:style-name="P24">0</text:p>
          <text:p text:style-name="P15"><text:span text:style-name="normal_5f_body">where the 0 in the 2nd-to-last line means no dump of filesystem, and the 0 in the last line means no fsck checks at boot time. <text:s/>For example:</text:span></text:p>
          <text:p text:style-name="P24">stkensrv1:/E872 /pnfs/E872 nfs user,intr,bg,hard,rw,noac 0 0 </text:p>
          <text:p text:style-name="P15"><text:span text:style-name="T2"><draw:frame draw:style-name="fr1" draw:name="graphics2" text:anchor-type="as-char" svg:width="0.361in" svg:height="0.4028in" draw:z-index="1"><draw:image xlink:href="Pictures/2000000D00000B7900000C9C4AB61BCE.wmf" xlink:type="simple" xlink:show="embed" xlink:actuate="onLoad"/></draw:frame></text:span><text:span text:style-name="T2">Usually,</text:span><text:span text:style-name="file"><text:span text:style-name="T2"> local_mount_point </text:span></text:span><text:span text:style-name="T2">is the same as </text:span><text:span text:style-name="file"><text:span text:style-name="T2">enstore_server_directory</text:span></text:span><text:span text:style-name="T2">. <text:s/>Make sure that</text:span><text:span text:style-name="file"><text:span text:style-name="T2"> local_mount_point </text:span></text:span><text:span text:style-name="T2">exists! (A typical error message is "backgrounding".)</text:span></text:p>
        </text:list-item>
        <text:list-item>
          <text:p text:style-name="P15"><text:span text:style-name="T2">Install UPS/UPD on your system. <text:s/>See Part III of the UPS/UPD manual at </text:span><text:a xlink:type="simple" xlink:href="http://www.fnal.gov/docs/products/ups/ReferenceManual/parts.html#partIII"><text:span text:style-name="WebJump"><text:span text:style-name="T2">http://www.fnal.gov/docs/products/ups/ReferenceManual/parts.html#partIII</text:span></text:span></text:a><text:span text:style-name="T2">.</text:span></text:p>
        </text:list-item>
        <text:list-item>
          <text:p text:style-name="P15"><text:span text:style-name="T2">Install the </text:span><text:span text:style-name="product_5f_name"><text:span text:style-name="T2">encp</text:span></text:span><text:span text:style-name="T2"> product on your machine (see below).</text:span></text:p>
        </text:list-item>
      </text:list>
      <text:h text:style-name="Heading_20_2" text:outline-level="2"><text:span text:style-name="T2">Installing Encp</text:span></text:h>
      <text:p text:style-name="Text_20_body">This section pertains to you only if you access Enstore directly (not through dCache). <text:s/>To install the <text:span text:style-name="product_5f_name">encp</text:span> product from KITS using UPD, run:</text:p>
      <text:p text:style-name="P31"><text:span text:style-name="Command"><text:span text:style-name="T11">$ setup upd</text:span></text:span></text:p>
      <text:p text:style-name="P31"><text:span text:style-name="Command"><text:span text:style-name="T11">$ upd install -G "-c -q &lt;xyz&gt;" encp</text:span></text:span></text:p>
      <text:p text:style-name="Text_20_body">where<text:span text:style-name="Command"> &lt;xyz&gt; </text:span>stands for one of the Enstore systems. <text:s/>Currently, these include:</text:p>
      <text:p text:style-name="Text_20_body"><text:span text:style-name="Command"><text:tab/>stken</text:span><text:tab/>for general Fermilab users</text:p>
      <text:p text:style-name="Text_20_body"><text:span text:style-name="Command"><text:tab/>d0en</text:span><text:tab/><text:tab/>for D0 users</text:p>
      <text:p text:style-name="Text_20_body"><text:span text:style-name="Command"><text:tab/>cdfen</text:span><text:tab/>for CDF users</text:p>
      <text:p text:style-name="Text_20_body">For example, a CDF experimenter would type:</text:p>
      <text:p text:style-name="P31"><text:soft-page-break/><text:span text:style-name="T2">$ upd install -G "-c -q cdfen" enc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5in" style:auto-text-indent="fals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Body" style:family="paragraph" style:next-style-name="CommandIndent">
      <style:paragraph-properties fo:margin-left="0.25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Indent" style:family="paragraph">
      <style:paragraph-properties fo:margin-left="0.639in" fo:margin-right="0in" fo:margin-top="0.111in" fo:margin-bottom="0.111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text-scale="100%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utputIndent" style:family="paragraph" style:next-style-name="CommandIndent">
      <style:paragraph-properties fo:margin-left="0.75in" fo:margin-right="0in" fo:margin-top="0.028in" fo:margin-bottom="0.028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Courier New" fo:font-size="10pt" fo:letter-spacing="normal" fo:language="en" fo:country="US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text-scale="100%"/>
    </style:style>
    <style:style style:name="BodyIndent" style:family="paragraph" style:next-style-name="CommandIndent">
      <style:paragraph-properties fo:margin-left="0.6665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Line" style:family="paragraph" style:next-style-name="CommandIndent">
      <style:paragraph-properties fo:margin-left="0.389in" fo:margin-right="0in" fo:margin-top="0.0972in" fo:margin-bottom="0.0972in" style:line-height-at-least="0.1665in" fo:text-align="start" style:justify-single-word="false" fo:text-indent="-0.139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0pt" fo:letter-spacing="normal" fo:language="en" fo:country="US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 style:text-emphasize="none" style:text-scale="100%"/>
    </style:style>
    <style:style style:name="TabbedIndent" style:family="paragraph" style:next-style-name="CommandIndent">
      <style:paragraph-properties fo:margin-left="2in" fo:margin-right="0in" fo:margin-top="0.0835in" fo:margin-bottom="0.0555in" style:line-height-at-least="0.1945in" fo:text-align="start" style:justify-single-word="false" fo:text-indent="-1.25in" style:auto-text-indent="false" style:vertical-align="auto">
        <style:tab-stops>
          <style:tab-stop style:position="2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ef_5f_doc" style:display-name="ref_doc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WebJump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fil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Emphasis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logon_5f_id" style:display-name="logon_id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ommand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scale="100%"/>
    </style:style>
    <style:style style:name="path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ormal_5f_body" style:display-name="normal_body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scale="100%"/>
    </style:style>
    <style:style style:name="product_5f_name" style:display-name="product_name" style:family="text">
      <style:text-properties fo:font-variant="normal" fo:text-transform="none" fo:color="#000000" style:text-line-through-style="none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style:width="6.9146in" fo:margin-left="0in" fo:margin-right="0.0104in" table:align="margins"/>
    </style:style>
    <style:style style:name="right_5f_page_5f_footer.A" style:display-name="right_page_footer.A" style:family="table-column">
      <style:table-column-properties style:column-width="6.4417in" style:rel-column-width="61056*"/>
    </style:style>
    <style:style style:name="right_5f_page_5f_footer.B" style:display-name="right_page_footer.B" style:family="table-column">
      <style:table-column-properties style:column-width="0.4729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style:width="6.927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416in" style:rel-column-width="3936*"/>
    </style:style>
    <style:style style:name="left_5f_page_5f_footer.B" style:display-name="left_page_footer.B" style:family="table-column">
      <style:table-column-properties style:column-width="6.5111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>Getting Ready to Use Enstore and dCache</text:chapter></text:p>
            </table:table-cell>
            <table:table-cell table:style-name="right_5f_page_5f_footer.A1" office:value-type="string">
              <text:p text:style-name="Table_20_Contents"><text:page-number text:select-page="current">4</text:page-number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>4</text:page-number></text:p>
            </table:table-cell>
            <table:table-cell table:style-name="left_5f_page_5f_footer.A1" office:value-type="string">
              <text:p text:style-name="P1"><text:chapter text:display="name" text:outline-level="1">Getting Ready to Use Enstore and dCache</text:chapter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09-05-21T14:00:23</dc:date>
    <meta:editing-cycles>11</meta:editing-cycles>
    <meta:editing-duration>PT1H4M54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4" meta:paragraph-count="45" meta:word-count="835" meta:character-count="5006"/>
  </office:meta>
</office:document-meta>
</file>